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1" draw:id="id1" draw:layer="layout" svg:width="1.752cm" svg:height="1.752cm" svg:x="2.602cm" svg:y="3.55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" draw:layer="layout" svg:width="1.752cm" svg:height="1.752cm" svg:x="5.42cm" svg:y="3.55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" draw:layer="layout" svg:width="1.752cm" svg:height="1.752cm" svg:x="8.044cm" svg:y="3.55cm">
          <text:p text:style-name="P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" draw:layer="layout" svg:width="1.752cm" svg:height="1.752cm" svg:x="10.918cm" svg:y="3.55cm">
          <text:p text:style-name="P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5" draw:layer="layout" svg:width="1.752cm" svg:height="1.752cm" svg:x="13.597cm" svg:y="3.55cm">
          <text:p text:style-name="P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6" draw:layer="layout" svg:width="1.752cm" svg:height="1.752cm" svg:x="16.277cm" svg:y="3.55cm">
          <text:p text:style-name="P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0" draw:layer="layout" svg:width="1.752cm" svg:height="1.752cm" svg:x="16.277cm" svg:y="5.997cm">
          <text:p text:style-name="P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7" draw:layer="layout" svg:width="1.752cm" svg:height="1.752cm" svg:x="19.198cm" svg:y="3.55cm">
          <text:p text:style-name="P1">8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8" draw:layer="layout" svg:width="1.752cm" svg:height="1.752cm" svg:x="21.913cm" svg:y="3.55cm">
          <text:p text:style-name="P1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9" draw:layer="layout" svg:width="1.752cm" svg:height="1.752cm" svg:x="24.765cm" svg:y="3.55cm">
          <text:p text:style-name="P1">1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line" svg:x1="4.354cm" svg:y1="4.425cm" svg:x2="5.42cm" svg:y2="4.425cm" draw:start-shape="id1" draw:start-glue-point="10" draw:end-shape="id2" draw:end-glue-point="6">
          <text:p/>
        </draw:connector>
        <draw:connector draw:style-name="gr2" draw:text-style-name="P2" draw:layer="layout" draw:type="line" svg:x1="7.172cm" svg:y1="4.426cm" svg:x2="8.044cm" svg:y2="4.426cm" draw:start-shape="id2" draw:end-shape="id3">
          <text:p/>
        </draw:connector>
        <draw:connector draw:style-name="gr2" draw:text-style-name="P2" draw:layer="layout" draw:type="line" svg:x1="9.796cm" svg:y1="4.425cm" svg:x2="10.918cm" svg:y2="4.426cm" draw:start-shape="id3" draw:start-glue-point="10" draw:end-shape="id4">
          <text:p/>
        </draw:connector>
        <draw:connector draw:style-name="gr2" draw:text-style-name="P2" draw:layer="layout" draw:type="line" svg:x1="12.67cm" svg:y1="4.425cm" svg:x2="13.597cm" svg:y2="4.426cm" draw:start-shape="id4" draw:start-glue-point="10" draw:end-shape="id5">
          <text:p/>
        </draw:connector>
        <draw:connector draw:style-name="gr2" draw:text-style-name="P2" draw:layer="layout" draw:type="line" svg:x1="15.349cm" svg:y1="4.425cm" svg:x2="16.277cm" svg:y2="4.426cm" draw:start-shape="id5" draw:start-glue-point="10" draw:end-shape="id6">
          <text:p/>
        </draw:connector>
        <draw:connector draw:style-name="gr2" draw:text-style-name="P2" draw:layer="layout" draw:type="line" svg:x1="18.029cm" svg:y1="4.425cm" svg:x2="19.198cm" svg:y2="4.426cm" draw:start-shape="id6" draw:start-glue-point="10" draw:end-shape="id7">
          <text:p/>
        </draw:connector>
        <draw:connector draw:style-name="gr2" draw:text-style-name="P2" draw:layer="layout" draw:type="line" svg:x1="20.95cm" svg:y1="4.425cm" svg:x2="21.913cm" svg:y2="4.425cm" draw:start-shape="id7" draw:start-glue-point="10" draw:end-shape="id8" draw:end-glue-point="6">
          <text:p/>
        </draw:connector>
        <draw:connector draw:style-name="gr2" draw:text-style-name="P2" draw:layer="layout" draw:type="line" svg:x1="23.665cm" svg:y1="4.425cm" svg:x2="24.765cm" svg:y2="4.425cm" draw:start-shape="id8" draw:start-glue-point="10" draw:end-shape="id9" draw:end-glue-point="6">
          <text:p/>
        </draw:connector>
        <draw:connector draw:style-name="gr2" draw:text-style-name="P2" draw:layer="layout" draw:type="line" svg:x1="15.091cm" svg:y1="5.044cm" svg:x2="16.532cm" svg:y2="6.252cm" draw:start-shape="id5" draw:start-glue-point="9" draw:end-shape="id10" draw:end-glue-point="5">
          <text:p/>
        </draw:connector>
        <draw:connector draw:style-name="gr2" draw:text-style-name="P2" draw:layer="layout" draw:type="line" svg:x1="17.771cm" svg:y1="6.252cm" svg:x2="19.453cm" svg:y2="5.044cm" draw:start-shape="id10" draw:start-glue-point="11" draw:end-shape="id7" draw:end-glue-point="7">
          <text:p/>
        </draw:connector>
        <draw:connector draw:style-name="gr3" draw:text-style-name="P2" draw:layer="layout" draw:type="curve" draw:line-skew="2.572cm" svg:x1="11.793cm" svg:y1="5.302cm" svg:x2="20.074cm" svg:y2="5.302cm" draw:start-shape="id4" draw:start-glue-point="8" draw:end-shape="id7">
          <text:p/>
        </draw:connector>
        <draw:connector draw:style-name="gr3" draw:text-style-name="P2" draw:layer="layout" draw:type="curve" draw:line-skew="3.844cm" svg:x1="22.788cm" svg:y1="5.302cm" svg:x2="8.919cm" svg:y2="5.302cm" draw:start-shape="id8" draw:start-glue-point="8" draw:end-shape="id3" draw:end-glue-point="8">
          <text:p/>
        </draw:connector>
        <draw:connector draw:style-name="gr3" draw:text-style-name="P2" draw:layer="layout" draw:type="curve" draw:line-skew="0cm 3.464cm" svg:x1="25.64cm" svg:y1="3.55cm" svg:x2="25.64cm" svg:y2="5.302cm" draw:start-shape="id9" draw:start-glue-point="4" draw:end-shape="id9" draw:end-glue-point="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
  </meta:generator>
    <meta:creation-date>2007-12-02T16:37:39</meta:creation-date>
    <dc:date>2007-12-02T22:33:34</dc:date>
    <meta:editing-cycles>35</meta:editing-cycles>
    <meta:editing-duration>PT54M4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